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20-5/11-2 Summit)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(16-10/10-4 Summit)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9</text:p>
          </table:table-cell>
          <table:table-cell office:value-type="string">
            <text:p>57</text:p>
          </table:table-cell>
          <table:table-cell office:value-type="string">
            <text:p>.07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7</text:p>
          </table:table-cell>
          <table:table-cell office:value-type="string">
            <text:p>.25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.11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41</text:p>
          </table:table-cell>
          <table:table-cell office:value-type="string">
            <text:p>.09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49</text:p>
          </table:table-cell>
          <table:table-cell office:value-type="string">
            <text:p>.12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48</text:p>
          </table:table-cell>
          <table:table-cell office:value-type="string">
            <text:p>.14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000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6</text:p>
          </table:table-cell>
          <table:table-cell office:value-type="string">
            <text:p>.239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08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8</text:p>
          </table:table-cell>
          <table:table-cell office:value-type="string">
            <text:p>58</text:p>
          </table:table-cell>
          <table:table-cell office:value-type="string">
            <text:p>.19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-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9</text:p>
          </table:table-cell>
          <table:table-cell office:value-type="string">
            <text:p>213</text:p>
          </table:table-cell>
          <table:table-cell office:value-type="string">
            <text:p>.131</text:p>
          </table:table-cell>
          <table:table-cell office:value-type="string">
            <text:p>54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13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3.5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130</text:p>
          </table:table-cell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3</text:p>
          </table:table-cell>
          <table:table-cell office:value-type="string">
            <text:p>.08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79</text:p>
          </table:table-cell>
          <table:table-cell office:value-type="string">
            <text:p>.10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04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43</text:p>
          </table:table-cell>
          <table:table-cell office:value-type="string">
            <text:p>.0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29</text:p>
          </table:table-cell>
          <table:table-cell office:value-type="string">
            <text:p>210</text:p>
          </table:table-cell>
          <table:table-cell office:value-type="string">
            <text:p>.105</text:p>
          </table:table-cell>
          <table:table-cell office:value-type="string">
            <text:p>47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116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